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0b7" officeooo:paragraph-rsid="000d20b7"/>
    </style:style>
    <style:style style:name="P2" style:family="paragraph" style:parent-style-name="Standard">
      <style:text-properties fo:color="#ff0000" officeooo:rsid="000d20b7" officeooo:paragraph-rsid="000d20b7"/>
    </style:style>
    <style:style style:name="T1" style:family="text">
      <style:text-properties fo:color="#ff0000"/>
    </style:style>
    <style:style style:name="T2" style:family="text">
      <style:text-properties fo:color="#ff0000" style:font-name="Courier"/>
    </style:style>
    <style:style style:name="T3" style:family="text">
      <style:text-properties fo:color="#ff0000" style:font-name="Courier" fo:font-weight="bold" style:font-weight-asian="bold" style:font-weight-complex="bold"/>
    </style:style>
    <style:style style:name="T4" style:family="text">
      <style:text-properties style:font-name="Courier"/>
    </style:style>
    <style:style style:name="T5" style:family="text">
      <style:text-properties style:font-name="Courier" fo:font-weight="bold" style:font-weight-asian="bold" style:font-weight-complex="bold"/>
    </style:style>
    <style:style style:name="T6" style:family="text">
      <style:text-properties fo:color="#0000ff" style:font-name="Courier"/>
    </style:style>
    <style:style style:name="T7" style:family="text">
      <style:text-properties fo:color="#0000ff" style:font-name="Courie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yesamaro-a@port-dell-reyes:~/Documents/DepInfo/SO$ touch file_original</text:p>
      <text:p text:style-name="P2">creación de nuevo fichero</text:p>
      <text:p text:style-name="P2"/>
      <text:p text:style-name="P1">reyesamaro-a@port-dell-reyes:~/Documents/DepInfo/SO$ ln file_original hard_lnk</text:p>
      <text:p text:style-name="P2">creando un enlace duro al fichero original</text:p>
      <text:p text:style-name="P2"/>
      <text:p text:style-name="P1">reyesamaro-a@port-dell-reyes:~/Documents/DepInfo/SO$ ls</text:p>
      <text:p text:style-name="P1">file_original <text:s/>hard_lnk</text:p>
      <text:p text:style-name="P1"/>
      <text:p text:style-name="P1">reyesamaro-a@port-dell-reyes:~/Documents/DepInfo/SO$ nano file_original</text:p>
      <text:p text:style-name="P2">editarlo con el contenido: <text:span text:style-name="T7">ale</text:span></text:p>
      <text:p text:style-name="P2"/>
      <text:p text:style-name="P1">reyesamaro-a@port-dell-reyes:~/Documents/DepInfo/SO$ nano hard_lnk</text:p>
      <text:p text:style-name="P1"><text:span text:style-name="T1">se observa que tiene el mismo contenido</text:span><text:line-break/><text:span text:style-name="T1">editarlo con el contenido: </text:span><text:span text:style-name="T7">alejandro</text:span></text:p>
      <text:p text:style-name="P1"><text:span text:style-name="T1"/></text:p>
      <text:p text:style-name="P1">reyesamaro-a@port-dell-reyes:~/Documents/DepInfo/SO$ nano file_original </text:p>
      <text:p text:style-name="P2">se observa que tiene el mismo contenido editado</text:p>
      <text:p text:style-name="P2"/>
      <text:p text:style-name="P1">reyesamaro-a@port-dell-reyes:~/Documents/DepInfo/SO$ man ln</text:p>
      <text:p text:style-name="P1">reyesamaro-a@port-dell-reyes:~/Documents/DepInfo/SO$ ln -s file_original soft_lnk</text:p>
      <text:p text:style-name="P2">creando un enlace simbólico al fichero original</text:p>
      <text:p text:style-name="P2"/>
      <text:p text:style-name="P1">reyesamaro-a@port-dell-reyes:~/Documents/DepInfo/SO$ nano soft_lnk </text:p>
      <text:p text:style-name="P2">se observa que tiene el mismo contenido<text:line-break/>editarlo con el contenido: <text:span text:style-name="T7">alejandro reyes</text:span></text:p>
      <text:p text:style-name="P2"/>
      <text:p text:style-name="P1">reyesamaro-a@port-dell-reyes:~/Documents/DepInfo/SO$ nano file_original </text:p>
      <text:p text:style-name="P1"><text:span text:style-name="T1">se observa que se editó el contenido</text:span> </text:p>
      <text:p text:style-name="P1"/>
      <text:p text:style-name="P1">reyesamaro-a@port-dell-reyes:~/Documents/DepInfo/SO$ rm file_original </text:p>
      <text:p text:style-name="P1">reyesamaro-a@port-dell-reyes:~/Documents/DepInfo/SO$ ls</text:p>
      <text:p text:style-name="P1">hard_lnk <text:s/>soft_lnk</text:p>
      <text:p text:style-name="P1"/>
      <text:p text:style-name="P1">reyesamaro-a@port-dell-reyes:~/Documents/DepInfo/SO$ nano hard_lnk </text:p>
      <text:p text:style-name="P2">se observa que aun existe el fichero</text:p>
      <text:p text:style-name="P2"/>
      <text:p text:style-name="P1">reyesamaro-a@port-dell-reyes:~/Documents/DepInfo/SO$ cat soft_lnk </text:p>
      <text:p text:style-name="P1">cat: soft_lnk: No such file or director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36:46.914826773</meta:creation-date>
    <dc:date>2017-02-01T10:43:25.276071413</dc:date>
    <meta:editing-duration>P0D</meta:editing-duration>
    <meta:editing-cycles>1</meta:editing-cycles>
    <meta:document-statistic meta:table-count="0" meta:image-count="0" meta:object-count="0" meta:page-count="1" meta:paragraph-count="26" meta:word-count="124" meta:character-count="1454" meta:non-whitespace-character-count="1347"/>
    <meta:generator>LibreOffice/4.2.8.2$Linux_X86_64 LibreOffice_project/420m0$Build-2</meta:generator>
  </office:meta>
</office:document-meta>
</file>